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7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845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0.779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287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0.671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5cm" svg:height="1cm" svg:x="8.75cm" svg:y="0.924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8.75cm" svg:y="0.924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2" draw:layer="layout" svg:width="2.5cm" svg:height="1cm" svg:x="8.75cm" svg:y="0.924cm">
            <draw:text-box>
              <text:p text:style-name="P3"><text:span text:style-name="T1">Start</text:span></text:p>
            </draw:text-box>
          </draw:frame>
        </draw:g>
        <draw:g>
          <draw:g>
            <draw:polygon draw:style-name="gr1" draw:text-style-name="P1" draw:layer="layout" svg:width="2.5cm" svg:height="1.5cm" svg:x="8.75cm" svg:y="2.424cm" svg:viewBox="0 0 2501 1501" draw:points="0,1501 2501,1501 2501,0 0,0">
              <text:p/>
            </draw:polygon>
            <draw:polygon draw:style-name="gr2" draw:text-style-name="P2" draw:layer="layout" svg:width="2.5cm" svg:height="1.5cm" svg:x="8.75cm" svg:y="2.424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8.75cm" svg:y="2.424cm">
            <draw:text-box>
              <text:p text:style-name="P3"><text:span text:style-name="T1">Lista de Pedidos</text:span></text:p>
            </draw:text-box>
          </draw:frame>
        </draw:g>
        <draw:line draw:style-name="gr5" draw:text-style-name="P2" draw:layer="layout" svg:x1="10cm" svg:y1="1.924cm" svg:x2="10cm" svg:y2="2.424cm">
          <text:p/>
        </draw:line>
        <draw:g>
          <draw:polygon draw:style-name="gr1" draw:text-style-name="P1" draw:layer="layout" svg:width="2cm" svg:height="1.5cm" svg:x="9cm" svg:y="4.424cm" svg:viewBox="0 0 2001 1501" draw:points="0,751 1001,0 2001,751 1001,1501">
            <text:p/>
          </draw:polygon>
          <draw:polygon draw:style-name="gr2" draw:text-style-name="P2" draw:layer="layout" svg:width="2cm" svg:height="1.5cm" svg:x="9cm" svg:y="4.424cm" svg:viewBox="0 0 2001 1501" draw:points="0,751 1001,0 2001,751 1001,1501">
            <text:p/>
          </draw:polygon>
        </draw:g>
        <draw:g>
          <draw:g>
            <draw:polygon draw:style-name="gr1" draw:text-style-name="P1" draw:layer="layout" svg:width="2.5cm" svg:height="1.5cm" svg:x="3.75cm" svg:y="5.95cm" svg:viewBox="0 0 2501 1501" draw:points="0,1501 2501,1501 2501,0 0,0">
              <text:p/>
            </draw:polygon>
            <draw:polygon draw:style-name="gr2" draw:text-style-name="P2" draw:layer="layout" svg:width="2.5cm" svg:height="1.5cm" svg:x="3.75cm" svg:y="5.9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3.75cm" svg:y="5.95cm">
            <draw:text-box>
              <text:p text:style-name="P3"><text:span text:style-name="T1">Novo Pedido</text:span></text:p>
            </draw:text-box>
          </draw:frame>
        </draw:g>
        <draw:line draw:style-name="gr5" draw:text-style-name="P2" draw:layer="layout" svg:x1="10cm" svg:y1="3.924cm" svg:x2="10cm" svg:y2="4.424cm">
          <text:p/>
        </draw:line>
        <draw:polyline draw:style-name="gr5" draw:text-style-name="P2" draw:layer="layout" svg:width="4cm" svg:height="0.776cm" svg:x="5cm" svg:y="5.174cm" svg:viewBox="0 0 4001 777" draw:points="4001,0 0,0 0,777">
          <text:p/>
        </draw:polyline>
        <draw:g>
          <draw:polygon draw:style-name="gr1" draw:text-style-name="P1" draw:layer="layout" svg:width="1.875cm" svg:height="1.5cm" svg:x="4.062cm" svg:y="8.2cm" svg:viewBox="0 0 1876 1501" draw:points="937,1501 1876,751 937,0 0,751">
            <text:p/>
          </draw:polygon>
          <draw:polygon draw:style-name="gr6" draw:text-style-name="P2" draw:layer="layout" svg:width="1.875cm" svg:height="1.5cm" svg:x="4.062cm" svg:y="8.2cm" svg:viewBox="0 0 1876 1501" draw:points="937,1501 1876,751 937,0 0,751">
            <text:p/>
          </draw:polygon>
        </draw:g>
        <draw:line draw:style-name="gr5" draw:text-style-name="P2" draw:layer="layout" svg:x1="5cm" svg:y1="7.45cm" svg:x2="5cm" svg:y2="8.2cm">
          <text:p/>
        </draw:line>
        <draw:g>
          <draw:polygon draw:style-name="gr1" draw:text-style-name="P1" draw:layer="layout" svg:width="2.5cm" svg:height="1.5cm" svg:x="1.25cm" svg:y="10.45cm" svg:viewBox="0 0 2501 1501" draw:points="0,1501 2501,1501 2501,0 0,0">
            <text:p/>
          </draw:polygon>
          <draw:polygon draw:style-name="gr2" draw:text-style-name="P2" draw:layer="layout" svg:width="2.5cm" svg:height="1.5cm" svg:x="1.25cm" svg:y="10.45cm" svg:viewBox="0 0 2501 1501" draw:points="0,1501 2501,1501 2501,0 0,0">
            <text:p/>
          </draw:polygon>
        </draw:g>
        <draw:frame draw:style-name="gr7" draw:text-style-name="P2" draw:layer="layout" svg:width="2.5cm" svg:height="0.483cm" svg:x="1.25cm" svg:y="10.959cm">
          <draw:text-box>
            <text:p text:style-name="P3"><text:span text:style-name="T1">Delivery</text:span></text:p>
          </draw:text-box>
        </draw:frame>
        <draw:g>
          <draw:polygon draw:style-name="gr1" draw:text-style-name="P1" draw:layer="layout" svg:width="2.5cm" svg:height="1.5cm" svg:x="6.25cm" svg:y="10.45cm" svg:viewBox="0 0 2501 1501" draw:points="0,1501 2501,1501 2501,0 0,0">
            <text:p/>
          </draw:polygon>
          <draw:polygon draw:style-name="gr2" draw:text-style-name="P2" draw:layer="layout" svg:width="2.5cm" svg:height="1.5cm" svg:x="6.25cm" svg:y="10.45cm" svg:viewBox="0 0 2501 1501" draw:points="0,1501 2501,1501 2501,0 0,0">
            <text:p/>
          </draw:polygon>
        </draw:g>
        <draw:frame draw:style-name="gr7" draw:text-style-name="P2" draw:layer="layout" svg:width="2.5cm" svg:height="0.483cm" svg:x="6.25cm" svg:y="10.959cm">
          <draw:text-box>
            <text:p text:style-name="P3"><text:span text:style-name="T1">Mesa</text:span></text:p>
          </draw:text-box>
        </draw:frame>
        <draw:polyline draw:style-name="gr5" draw:text-style-name="P2" draw:layer="layout" svg:width="2.5cm" svg:height="0.75cm" svg:x="2.5cm" svg:y="9.7cm" svg:viewBox="0 0 2501 751" draw:points="2501,0 2501,376 0,376 0,751">
          <text:p/>
        </draw:polyline>
        <draw:polyline draw:style-name="gr5" draw:text-style-name="P2" draw:layer="layout" svg:width="2.5cm" svg:height="0.75cm" svg:x="5cm" svg:y="9.7cm" svg:viewBox="0 0 2501 751" draw:points="0,0 0,376 2501,376 2501,751">
          <text:p/>
        </draw:polyline>
        <draw:line draw:style-name="gr5" draw:text-style-name="P2" draw:layer="layout" svg:x1="2.5cm" svg:y1="11.95cm" svg:x2="2.5cm" svg:y2="12.7cm">
          <text:p/>
        </draw:line>
        <draw:g>
          <draw:polygon draw:style-name="gr1" draw:text-style-name="P1" draw:layer="layout" svg:width="2.5cm" svg:height="1.5cm" svg:x="1.25cm" svg:y="12.7cm" svg:viewBox="0 0 2501 1501" draw:points="0,1501 2501,1501 2501,0 0,0">
            <text:p/>
          </draw:polygon>
          <draw:polygon draw:style-name="gr2" draw:text-style-name="P2" draw:layer="layout" svg:width="2.5cm" svg:height="1.5cm" svg:x="1.25cm" svg:y="12.7cm" svg:viewBox="0 0 2501 1501" draw:points="0,1501 2501,1501 2501,0 0,0">
            <text:p/>
          </draw:polygon>
        </draw:g>
        <draw:frame draw:style-name="gr7" draw:text-style-name="P2" draw:layer="layout" svg:width="2.5cm" svg:height="0.483cm" svg:x="1.25cm" svg:y="13.209cm">
          <draw:text-box>
            <text:p text:style-name="P3"><text:span text:style-name="T1">Anotar Pedido</text:span></text:p>
          </draw:text-box>
        </draw:frame>
        <draw:line draw:style-name="gr5" draw:text-style-name="P2" draw:layer="layout" svg:x1="2.5cm" svg:y1="14.2cm" svg:x2="2.5cm" svg:y2="14.95cm">
          <text:p/>
        </draw:line>
        <draw:g>
          <draw:g>
            <draw:polygon draw:style-name="gr1" draw:text-style-name="P1" draw:layer="layout" svg:width="1.875cm" svg:height="1.125cm" svg:x="1.02cm" svg:y="18.424cm" svg:viewBox="0 0 1876 1126" draw:points="0,1126 1876,1126 1876,0 0,0">
              <text:p/>
            </draw:polygon>
            <draw:polygon draw:style-name="gr2" draw:text-style-name="P2" draw:layer="layout" svg:width="1.875cm" svg:height="1.125cm" svg:x="1.02cm" svg:y="18.424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.02cm" svg:y="18.424cm">
            <draw:text-box>
              <text:p text:style-name="P3"><text:span text:style-name="T1">CPF Não Encontrado</text:span></text:p>
            </draw:text-box>
          </draw:frame>
        </draw:g>
        <draw:g>
          <draw:g>
            <draw:polygon draw:style-name="gr1" draw:text-style-name="P1" draw:layer="layout" svg:width="1.875cm" svg:height="1.125cm" svg:x="3.512cm" svg:y="18.424cm" svg:viewBox="0 0 1876 1126" draw:points="0,1126 1876,1126 1876,0 0,0">
              <text:p/>
            </draw:polygon>
            <draw:polygon draw:style-name="gr2" draw:text-style-name="P2" draw:layer="layout" svg:width="1.875cm" svg:height="1.125cm" svg:x="3.512cm" svg:y="18.424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3.512cm" svg:y="18.424cm">
            <draw:text-box>
              <text:p text:style-name="P3"><text:span text:style-name="T1">CPF </text:span></text:p>
              <text:p text:style-name="P3"><text:span text:style-name="T1">Encontrado</text:span></text:p>
            </draw:text-box>
          </draw:frame>
        </draw:g>
        <draw:g>
          <draw:g>
            <draw:polygon draw:style-name="gr1" draw:text-style-name="P1" draw:layer="layout" svg:width="1.609cm" svg:height="0.987cm" svg:x="3.645cm" svg:y="20.299cm" svg:viewBox="0 0 1610 988" draw:points="0,988 1610,988 1610,0 0,0">
              <text:p/>
            </draw:polygon>
            <draw:polygon draw:style-name="gr2" draw:text-style-name="P2" draw:layer="layout" svg:width="1.609cm" svg:height="0.987cm" svg:x="3.645cm" svg:y="20.299cm" svg:viewBox="0 0 1610 988" draw:points="0,988 1610,988 1610,0 0,0">
              <text:p/>
            </draw:polygon>
          </draw:g>
          <draw:frame draw:style-name="gr9" draw:text-style-name="P2" draw:layer="layout" svg:width="1.609cm" svg:height="0.987cm" svg:x="3.645cm" svg:y="20.299cm">
            <draw:text-box>
              <text:p text:style-name="P3"><text:span text:style-name="T1">Dados do Cliente</text:span></text:p>
            </draw:text-box>
          </draw:frame>
        </draw:g>
        <draw:g>
          <draw:g>
            <draw:polygon draw:style-name="gr1" draw:text-style-name="P1" draw:layer="layout" svg:width="1.875cm" svg:height="1.125cm" svg:x="6.29cm" svg:y="25.7cm" svg:viewBox="0 0 1876 1126" draw:points="0,1126 1876,1126 1876,0 0,0">
              <text:p/>
            </draw:polygon>
            <draw:polygon draw:style-name="gr2" draw:text-style-name="P2" draw:layer="layout" svg:width="1.875cm" svg:height="1.125cm" svg:x="6.29cm" svg:y="25.7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6.29cm" svg:y="25.7cm">
            <draw:text-box>
              <text:p text:style-name="P3"><text:span text:style-name="T1">Confirmar pedido</text:span></text:p>
            </draw:text-box>
          </draw:frame>
        </draw:g>
        <draw:g>
          <draw:g>
            <draw:polygon draw:style-name="gr1" draw:text-style-name="P1" draw:layer="layout" svg:width="1.609cm" svg:height="0.987cm" svg:x="1.153cm" svg:y="20.299cm" svg:viewBox="0 0 1610 988" draw:points="0,988 1610,988 1610,0 0,0">
              <text:p/>
            </draw:polygon>
            <draw:polygon draw:style-name="gr2" draw:text-style-name="P2" draw:layer="layout" svg:width="1.609cm" svg:height="0.987cm" svg:x="1.153cm" svg:y="20.299cm" svg:viewBox="0 0 1610 988" draw:points="0,988 1610,988 1610,0 0,0">
              <text:p/>
            </draw:polygon>
          </draw:g>
          <draw:frame draw:style-name="gr9" draw:text-style-name="P2" draw:layer="layout" svg:width="1.609cm" svg:height="0.987cm" svg:x="1.153cm" svg:y="20.299cm">
            <draw:text-box>
              <text:p text:style-name="P3"><text:span text:style-name="T1">Cadastrar Cliente</text:span></text:p>
            </draw:text-box>
          </draw:frame>
        </draw:g>
        <draw:g>
          <draw:g>
            <draw:polygon draw:style-name="gr1" draw:text-style-name="P1" draw:layer="layout" svg:width="1.609cm" svg:height="0.987cm" svg:x="1.153cm" svg:y="23.448cm" svg:viewBox="0 0 1610 988" draw:points="0,988 1610,988 1610,0 0,0">
              <text:p/>
            </draw:polygon>
            <draw:polygon draw:style-name="gr2" draw:text-style-name="P2" draw:layer="layout" svg:width="1.609cm" svg:height="0.987cm" svg:x="1.153cm" svg:y="23.448cm" svg:viewBox="0 0 1610 988" draw:points="0,988 1610,988 1610,0 0,0">
              <text:p/>
            </draw:polygon>
          </draw:g>
          <draw:frame draw:style-name="gr9" draw:text-style-name="P2" draw:layer="layout" svg:width="1.609cm" svg:height="0.987cm" svg:x="1.153cm" svg:y="23.448cm">
            <draw:text-box>
              <text:p text:style-name="P3"><text:span text:style-name="T1">Cadastrar CPF</text:span></text:p>
            </draw:text-box>
          </draw:frame>
        </draw:g>
        <draw:g>
          <draw:g>
            <draw:polygon draw:style-name="gr1" draw:text-style-name="P1" draw:layer="layout" svg:width="1.609cm" svg:height="0.921cm" svg:x="1.153cm" svg:y="24.976cm" svg:viewBox="0 0 1610 922" draw:points="0,922 1610,922 1610,0 0,0">
              <text:p/>
            </draw:polygon>
            <draw:polygon draw:style-name="gr2" draw:text-style-name="P2" draw:layer="layout" svg:width="1.609cm" svg:height="0.921cm" svg:x="1.153cm" svg:y="24.976cm" svg:viewBox="0 0 1610 922" draw:points="0,922 1610,922 1610,0 0,0">
              <text:p/>
            </draw:polygon>
          </draw:g>
          <draw:frame draw:style-name="gr10" draw:text-style-name="P2" draw:layer="layout" svg:width="1.609cm" svg:height="0.921cm" svg:x="1.153cm" svg:y="24.976cm">
            <draw:text-box>
              <text:p text:style-name="P3"><text:span text:style-name="T1">Cadastrar</text:span></text:p>
              <text:p text:style-name="P3"><text:span text:style-name="T1">Telefone</text:span></text:p>
            </draw:text-box>
          </draw:frame>
        </draw:g>
        <draw:g>
          <draw:g>
            <draw:polygon draw:style-name="gr1" draw:text-style-name="P1" draw:layer="layout" svg:width="1.609cm" svg:height="0.987cm" svg:x="1.153cm" svg:y="26.439cm" svg:viewBox="0 0 1610 988" draw:points="0,988 1610,988 1610,0 0,0">
              <text:p/>
            </draw:polygon>
            <draw:polygon draw:style-name="gr2" draw:text-style-name="P2" draw:layer="layout" svg:width="1.609cm" svg:height="0.987cm" svg:x="1.153cm" svg:y="26.439cm" svg:viewBox="0 0 1610 988" draw:points="0,988 1610,988 1610,0 0,0">
              <text:p/>
            </draw:polygon>
          </draw:g>
          <draw:frame draw:style-name="gr9" draw:text-style-name="P2" draw:layer="layout" svg:width="1.609cm" svg:height="0.987cm" svg:x="1.153cm" svg:y="26.439cm">
            <draw:text-box>
              <text:p text:style-name="P3"><text:span text:style-name="T1">Cadastrar</text:span></text:p>
              <text:p text:style-name="P3"><text:span text:style-name="T1">Endereco</text:span></text:p>
            </draw:text-box>
          </draw:frame>
        </draw:g>
        <draw:g>
          <draw:g>
            <draw:polygon draw:style-name="gr1" draw:text-style-name="P1" draw:layer="layout" svg:width="1.609cm" svg:height="0.921cm" svg:x="1.153cm" svg:y="21.985cm" svg:viewBox="0 0 1610 922" draw:points="0,922 1610,922 1610,0 0,0">
              <text:p/>
            </draw:polygon>
            <draw:polygon draw:style-name="gr2" draw:text-style-name="P2" draw:layer="layout" svg:width="1.609cm" svg:height="0.921cm" svg:x="1.153cm" svg:y="21.985cm" svg:viewBox="0 0 1610 922" draw:points="0,922 1610,922 1610,0 0,0">
              <text:p/>
            </draw:polygon>
          </draw:g>
          <draw:frame draw:style-name="gr10" draw:text-style-name="P2" draw:layer="layout" svg:width="1.609cm" svg:height="0.921cm" svg:x="1.153cm" svg:y="21.985cm">
            <draw:text-box>
              <text:p text:style-name="P3"><text:span text:style-name="T1">Cadastrar Nome</text:span></text:p>
            </draw:text-box>
          </draw:frame>
        </draw:g>
        <draw:line draw:style-name="gr5" draw:text-style-name="P2" draw:layer="layout" svg:x1="1.957cm" svg:y1="21.285cm" svg:x2="1.957cm" svg:y2="21.984cm">
          <text:p/>
        </draw:line>
        <draw:line draw:style-name="gr5" draw:text-style-name="P2" draw:layer="layout" svg:x1="1.957cm" svg:y1="22.906cm" svg:x2="1.957cm" svg:y2="23.447cm">
          <text:p/>
        </draw:line>
        <draw:line draw:style-name="gr5" draw:text-style-name="P2" draw:layer="layout" svg:x1="1.957cm" svg:y1="24.434cm" svg:x2="1.957cm" svg:y2="24.975cm">
          <text:p/>
        </draw:line>
        <draw:line draw:style-name="gr5" draw:text-style-name="P2" draw:layer="layout" svg:x1="1.957cm" svg:y1="25.897cm" svg:x2="1.957cm" svg:y2="26.438cm">
          <text:p/>
        </draw:line>
        <draw:g>
          <draw:polygon draw:style-name="gr1" draw:text-style-name="P1" draw:layer="layout" svg:width="2.5cm" svg:height="1.5cm" svg:x="6.25cm" svg:y="12.7cm" svg:viewBox="0 0 2501 1501" draw:points="0,1501 2501,1501 2501,0 0,0">
            <text:p/>
          </draw:polygon>
          <draw:polygon draw:style-name="gr2" draw:text-style-name="P2" draw:layer="layout" svg:width="2.5cm" svg:height="1.5cm" svg:x="6.25cm" svg:y="12.7cm" svg:viewBox="0 0 2501 1501" draw:points="0,1501 2501,1501 2501,0 0,0">
            <text:p/>
          </draw:polygon>
        </draw:g>
        <draw:frame draw:style-name="gr7" draw:text-style-name="P2" draw:layer="layout" svg:width="2.5cm" svg:height="0.483cm" svg:x="6.25cm" svg:y="13.209cm">
          <draw:text-box>
            <text:p text:style-name="P3"><text:span text:style-name="T1">Anotar Pedido</text:span></text:p>
          </draw:text-box>
        </draw:frame>
        <draw:line draw:style-name="gr5" draw:text-style-name="P2" draw:layer="layout" svg:x1="7.5cm" svg:y1="11.95cm" svg:x2="7.5cm" svg:y2="12.7cm">
          <text:p/>
        </draw:line>
        <draw:g>
          <draw:g>
            <draw:polygon draw:style-name="gr1" draw:text-style-name="P1" draw:layer="layout" svg:width="1.875cm" svg:height="1.125cm" svg:x="18.125cm" svg:y="20.16cm" svg:viewBox="0 0 1876 1126" draw:points="0,1126 1876,1126 1876,0 0,0">
              <text:p/>
            </draw:polygon>
            <draw:polygon draw:style-name="gr2" draw:text-style-name="P2" draw:layer="layout" svg:width="1.875cm" svg:height="1.125cm" svg:x="18.125cm" svg:y="20.16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8.125cm" svg:y="20.16cm">
            <draw:text-box>
              <text:p text:style-name="P3"><text:span text:style-name="T1">Finalizar</text:span></text:p>
            </draw:text-box>
          </draw:frame>
        </draw:g>
        <draw:g>
          <draw:g>
            <draw:polygon draw:style-name="gr1" draw:text-style-name="P1" draw:layer="layout" svg:width="2.5cm" svg:height="1.5cm" svg:x="15.75cm" svg:y="5.95cm" svg:viewBox="0 0 2501 1501" draw:points="0,1501 2501,1501 2501,0 0,0">
              <text:p/>
            </draw:polygon>
            <draw:polygon draw:style-name="gr2" draw:text-style-name="P2" draw:layer="layout" svg:width="2.5cm" svg:height="1.5cm" svg:x="15.75cm" svg:y="5.9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5.75cm" svg:y="5.95cm">
            <draw:text-box>
              <text:p text:style-name="P3"><text:span text:style-name="T1">Cancelar Pedido</text:span></text:p>
            </draw:text-box>
          </draw:frame>
        </draw:g>
        <draw:g>
          <draw:g>
            <draw:polygon draw:style-name="gr1" draw:text-style-name="P1" draw:layer="layout" svg:width="2cm" svg:height="1cm" svg:x="16cm" svg:y="8.2cm" svg:viewBox="0 0 2001 1001" draw:points="0,1001 2001,1001 2001,0 0,0">
              <text:p/>
            </draw:polygon>
            <draw:polygon draw:style-name="gr2" draw:text-style-name="P2" draw:layer="layout" svg:width="2cm" svg:height="1cm" svg:x="16cm" svg:y="8.2cm" svg:viewBox="0 0 2001 1001" draw:points="0,1001 2001,1001 2001,0 0,0">
              <text:p/>
            </draw:polygon>
          </draw:g>
          <draw:frame draw:style-name="gr3" draw:text-style-name="P2" draw:layer="layout" svg:width="2cm" svg:height="1cm" svg:x="16cm" svg:y="8.2cm">
            <draw:text-box>
              <text:p text:style-name="P3"><text:span text:style-name="T1">Procurar pedido</text:span></text:p>
            </draw:text-box>
          </draw:frame>
        </draw:g>
        <draw:g>
          <draw:g>
            <draw:polygon draw:style-name="gr1" draw:text-style-name="P1" draw:layer="layout" svg:width="2cm" svg:height="1cm" svg:x="16cm" svg:y="9.7cm" svg:viewBox="0 0 2001 1001" draw:points="0,1001 2001,1001 2001,0 0,0">
              <text:p/>
            </draw:polygon>
            <draw:polygon draw:style-name="gr2" draw:text-style-name="P2" draw:layer="layout" svg:width="2cm" svg:height="1cm" svg:x="16cm" svg:y="9.7cm" svg:viewBox="0 0 2001 1001" draw:points="0,1001 2001,1001 2001,0 0,0">
              <text:p/>
            </draw:polygon>
          </draw:g>
          <draw:frame draw:style-name="gr3" draw:text-style-name="P2" draw:layer="layout" svg:width="2cm" svg:height="1cm" svg:x="16cm" svg:y="9.7cm">
            <draw:text-box>
              <text:p text:style-name="P3"><text:span text:style-name="T1">Confirmar Cancelamento</text:span></text:p>
            </draw:text-box>
          </draw:frame>
        </draw:g>
        <draw:line draw:style-name="gr5" draw:text-style-name="P2" draw:layer="layout" svg:x1="17cm" svg:y1="9.2cm" svg:x2="17cm" svg:y2="9.7cm">
          <text:p/>
        </draw:line>
        <draw:line draw:style-name="gr5" draw:text-style-name="P2" draw:layer="layout" svg:x1="17cm" svg:y1="7.45cm" svg:x2="17cm" svg:y2="8.2cm">
          <text:p/>
        </draw:line>
        <draw:g>
          <draw:g>
            <draw:polygon draw:style-name="gr1" draw:text-style-name="P1" draw:layer="layout" svg:width="1.609cm" svg:height="0.987cm" svg:x="1.695cm" svg:y="14.95cm" svg:viewBox="0 0 1610 988" draw:points="0,988 1610,988 1610,0 0,0">
              <text:p/>
            </draw:polygon>
            <draw:polygon draw:style-name="gr2" draw:text-style-name="P2" draw:layer="layout" svg:width="1.609cm" svg:height="0.987cm" svg:x="1.695cm" svg:y="14.95cm" svg:viewBox="0 0 1610 988" draw:points="0,988 1610,988 1610,0 0,0">
              <text:p/>
            </draw:polygon>
          </draw:g>
          <draw:frame draw:style-name="gr9" draw:text-style-name="P2" draw:layer="layout" svg:width="1.609cm" svg:height="0.987cm" svg:x="1.695cm" svg:y="14.95cm">
            <draw:text-box>
              <text:p text:style-name="P3"><text:span text:style-name="T1">Procurar CPF</text:span></text:p>
            </draw:text-box>
          </draw:frame>
        </draw:g>
        <draw:line draw:style-name="gr5" draw:text-style-name="P2" draw:layer="layout" svg:x1="1.957cm" svg:y1="19.549cm" svg:x2="1.957cm" svg:y2="20.298cm">
          <text:p/>
        </draw:line>
        <draw:line draw:style-name="gr5" draw:text-style-name="P2" draw:layer="layout" svg:x1="4.449cm" svg:y1="19.549cm" svg:x2="4.449cm" svg:y2="20.299cm">
          <text:p/>
        </draw:line>
        <draw:polyline draw:style-name="gr5" draw:text-style-name="P2" draw:layer="layout" svg:width="3.5cm" svg:height="1.25cm" svg:x="11.25cm" svg:y="1.924cm" svg:viewBox="0 0 3501 1251" draw:points="0,1251 3501,1251 3501,0">
          <text:p/>
        </draw:polyline>
        <draw:g>
          <draw:g>
            <draw:path draw:style-name="gr1" draw:text-style-name="P1" draw:layer="layout" svg:width="2.5cm" svg:height="1cm" svg:x="13.5cm" svg:y="0.924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  <draw:path draw:style-name="gr2" draw:text-style-name="P2" draw:layer="layout" svg:width="2.5cm" svg:height="1cm" svg:x="13.5cm" svg:y="0.924cm" svg:viewBox="0 0 2501 1001" svg:d="M500 1001h1502c88 0 174-23 250-67s139-107 183-183c43-76 66-163 66-251 0-87-23-174-66-250-44-76-107-139-183-183s-162-67-250-67h-1502c-88 0-174 23-250 67s-139 107-183 183c-43 76-67 163-67 251 0 87 24 174 67 250 44 76 107 139 183 183s162 67 250 67z">
              <text:p/>
            </draw:path>
          </draw:g>
          <draw:frame draw:style-name="gr3" draw:text-style-name="P2" draw:layer="layout" svg:width="2.5cm" svg:height="1cm" svg:x="13.5cm" svg:y="0.924cm">
            <draw:text-box>
              <text:p text:style-name="P3"><text:span text:style-name="T1">Menu</text:span></text:p>
            </draw:text-box>
          </draw:frame>
        </draw:g>
        <draw:g>
          <draw:polygon draw:style-name="gr1" draw:text-style-name="P1" draw:layer="layout" svg:width="2.5cm" svg:height="1.5cm" svg:x="6.25cm" svg:y="14.95cm" svg:viewBox="0 0 2501 1501" draw:points="0,1501 2501,1501 2501,0 0,0">
            <text:p/>
          </draw:polygon>
          <draw:polygon draw:style-name="gr2" draw:text-style-name="P2" draw:layer="layout" svg:width="2.5cm" svg:height="1.5cm" svg:x="6.25cm" svg:y="14.95cm" svg:viewBox="0 0 2501 1501" draw:points="0,1501 2501,1501 2501,0 0,0">
            <text:p/>
          </draw:polygon>
        </draw:g>
        <draw:frame draw:style-name="gr7" draw:text-style-name="P2" draw:layer="layout" svg:width="2.5cm" svg:height="0.483cm" svg:x="6.25cm" svg:y="15.459cm">
          <draw:text-box>
            <text:p text:style-name="P3"><text:span text:style-name="T1">Armazenar Nº Mesa</text:span></text:p>
          </draw:text-box>
        </draw:frame>
        <draw:line draw:style-name="gr5" draw:text-style-name="P2" draw:layer="layout" svg:x1="7.5cm" svg:y1="14.2cm" svg:x2="7.5cm" svg:y2="14.95cm">
          <text:p/>
        </draw:line>
        <draw:polyline draw:style-name="gr5" draw:text-style-name="P2" draw:layer="layout" svg:width="6cm" svg:height="0.776cm" svg:x="11cm" svg:y="5.174cm" svg:viewBox="0 0 6001 777" draw:points="0,0 6001,0 6001,777">
          <text:p/>
        </draw:polyline>
        <draw:polyline draw:style-name="gr5" draw:text-style-name="P2" draw:layer="layout" svg:width="7.125cm" svg:height="7.026cm" svg:x="11.25cm" svg:y="3.174cm" svg:viewBox="0 0 7126 7027" draw:points="6751,7027 7126,7027 7126,0 0,0">
          <text:p/>
        </draw:polyline>
        <draw:g>
          <draw:polygon draw:style-name="gr1" draw:text-style-name="P1" draw:layer="layout" svg:width="1.25cm" svg:height="0.987cm" svg:x="1.875cm" svg:y="16.687cm" svg:viewBox="0 0 1251 988" draw:points="626,988 1251,494 626,0 0,494">
            <text:p/>
          </draw:polygon>
          <draw:polygon draw:style-name="gr6" draw:text-style-name="P2" draw:layer="layout" svg:width="1.25cm" svg:height="0.987cm" svg:x="1.875cm" svg:y="16.687cm" svg:viewBox="0 0 1251 988" draw:points="626,988 1251,494 626,0 0,494">
            <text:p/>
          </draw:polygon>
        </draw:g>
        <draw:line draw:style-name="gr5" draw:text-style-name="P2" draw:layer="layout" svg:x1="2.5cm" svg:y1="15.937cm" svg:x2="2.5cm" svg:y2="16.687cm">
          <text:p/>
        </draw:line>
        <draw:polyline draw:style-name="gr5" draw:text-style-name="P2" draw:layer="layout" svg:width="0.543cm" svg:height="0.75cm" svg:x="1.957cm" svg:y="17.674cm" svg:viewBox="0 0 544 751" draw:points="544,0 544,376 0,376 0,751">
          <text:p/>
        </draw:polyline>
        <draw:polyline draw:style-name="gr5" draw:text-style-name="P2" draw:layer="layout" svg:width="1.949cm" svg:height="0.75cm" svg:x="2.5cm" svg:y="17.674cm" svg:viewBox="0 0 1950 751" draw:points="0,0 0,376 1950,376 1950,751">
          <text:p/>
        </draw:polyline>
        <draw:polyline draw:style-name="gr5" draw:text-style-name="P2" draw:layer="layout" svg:width="0.415cm" svg:height="10.563cm" svg:x="5.875cm" svg:y="15.7cm" svg:viewBox="0 0 416 10564" draw:points="377,0 0,0 0,10564 416,10564">
          <text:p/>
        </draw:polyline>
        <draw:g>
          <draw:g>
            <draw:polygon draw:style-name="gr1" draw:text-style-name="P1" draw:layer="layout" svg:width="1.875cm" svg:height="1.125cm" svg:x="18.125cm" svg:y="23.448cm" svg:viewBox="0 0 1876 1126" draw:points="0,1126 1876,1126 1876,0 0,0">
              <text:p/>
            </draw:polygon>
            <draw:polygon draw:style-name="gr2" draw:text-style-name="P2" draw:layer="layout" svg:width="1.875cm" svg:height="1.125cm" svg:x="18.125cm" svg:y="23.448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8.125cm" svg:y="23.448cm">
            <draw:text-box>
              <text:p text:style-name="P3"><text:span text:style-name="T1">Imprimir VIA</text:span></text:p>
            </draw:text-box>
          </draw:frame>
        </draw:g>
        <draw:polyline draw:style-name="gr5" draw:text-style-name="P2" draw:layer="layout" svg:width="3.528cm" svg:height="0.67cm" svg:x="2.762cm" svg:y="26.263cm" svg:viewBox="0 0 3529 671" draw:points="0,671 375,671 375,0 3529,0">
          <text:p/>
        </draw:polyline>
        <draw:polyline draw:style-name="gr5" draw:text-style-name="P2" draw:layer="layout" svg:width="1.84cm" svg:height="4.977cm" svg:x="4.449cm" svg:y="21.285cm" svg:viewBox="0 0 1841 4978" draw:points="0,0 0,4978 1841,4978">
          <text:p/>
        </draw:polyline>
        <draw:line draw:style-name="gr5" draw:text-style-name="P2" draw:layer="layout" svg:x1="8.75cm" svg:y1="13.45cm" svg:x2="10.594cm" svg:y2="13.45cm">
          <text:p/>
        </draw:line>
        <draw:g>
          <draw:g>
            <draw:polygon draw:style-name="gr1" draw:text-style-name="P1" draw:layer="layout" svg:width="2cm" svg:height="0.987cm" svg:x="10.595cm" svg:y="12.957cm" svg:viewBox="0 0 2001 988" draw:points="0,988 2001,988 2001,0 0,0">
              <text:p/>
            </draw:polygon>
            <draw:polygon draw:style-name="gr2" draw:text-style-name="P2" draw:layer="layout" svg:width="2cm" svg:height="0.987cm" svg:x="10.595cm" svg:y="12.957cm" svg:viewBox="0 0 2001 988" draw:points="0,988 2001,988 2001,0 0,0">
              <text:p/>
            </draw:polygon>
          </draw:g>
          <draw:frame draw:style-name="gr9" draw:text-style-name="P2" draw:layer="layout" svg:width="2cm" svg:height="1.163cm" svg:x="10.595cm" svg:y="12.869cm">
            <draw:text-box>
              <text:p text:style-name="P3"><text:span text:style-name="T1">Consultar a Identificação do produto </text:span></text:p>
            </draw:text-box>
          </draw:frame>
        </draw:g>
        <draw:g>
          <draw:g>
            <draw:polygon draw:style-name="gr1" draw:text-style-name="P1" draw:layer="layout" svg:width="2cm" svg:height="0.987cm" svg:x="13.215cm" svg:y="12.957cm" svg:viewBox="0 0 2001 988" draw:points="0,988 2001,988 2001,0 0,0">
              <text:p/>
            </draw:polygon>
            <draw:polygon draw:style-name="gr2" draw:text-style-name="P2" draw:layer="layout" svg:width="2cm" svg:height="0.987cm" svg:x="13.215cm" svg:y="12.957cm" svg:viewBox="0 0 2001 988" draw:points="0,988 2001,988 2001,0 0,0">
              <text:p/>
            </draw:polygon>
          </draw:g>
          <draw:frame draw:style-name="gr9" draw:text-style-name="P2" draw:layer="layout" svg:width="2cm" svg:height="1.163cm" svg:x="13.215cm" svg:y="12.869cm">
            <draw:text-box>
              <text:p text:style-name="P3"><text:span text:style-name="T1">Consultar a Disponibilidade do produto </text:span></text:p>
            </draw:text-box>
          </draw:frame>
        </draw:g>
        <draw:line draw:style-name="gr5" draw:text-style-name="P2" draw:layer="layout" svg:x1="12.595cm" svg:y1="13.45cm" svg:x2="13.215cm" svg:y2="13.45cm">
          <text:p/>
        </draw:line>
        <draw:g>
          <draw:g>
            <draw:polygon draw:style-name="gr1" draw:text-style-name="P1" draw:layer="layout" svg:width="2cm" svg:height="0.987cm" svg:x="15.835cm" svg:y="12.957cm" svg:viewBox="0 0 2001 988" draw:points="0,988 2001,988 2001,0 0,0">
              <text:p/>
            </draw:polygon>
            <draw:polygon draw:style-name="gr2" draw:text-style-name="P2" draw:layer="layout" svg:width="2cm" svg:height="0.987cm" svg:x="15.835cm" svg:y="12.957cm" svg:viewBox="0 0 2001 988" draw:points="0,988 2001,988 2001,0 0,0">
              <text:p/>
            </draw:polygon>
          </draw:g>
          <draw:frame draw:style-name="gr9" draw:text-style-name="P2" draw:layer="layout" svg:width="2cm" svg:height="1.163cm" svg:x="15.835cm" svg:y="12.869cm">
            <draw:text-box>
              <text:p text:style-name="P3"><text:span text:style-name="T1">Registrar o tamanho do produto</text:span></text:p>
            </draw:text-box>
          </draw:frame>
        </draw:g>
        <draw:line draw:style-name="gr5" draw:text-style-name="P2" draw:layer="layout" svg:x1="15.215cm" svg:y1="13.45cm" svg:x2="15.835cm" svg:y2="13.45cm">
          <text:p/>
        </draw:line>
        <draw:g>
          <draw:g>
            <draw:polygon draw:style-name="gr1" draw:text-style-name="P1" draw:layer="layout" svg:width="2cm" svg:height="0.987cm" svg:x="10.595cm" svg:y="14.95cm" svg:viewBox="0 0 2001 988" draw:points="0,988 2001,988 2001,0 0,0">
              <text:p/>
            </draw:polygon>
            <draw:polygon draw:style-name="gr2" draw:text-style-name="P2" draw:layer="layout" svg:width="2cm" svg:height="0.987cm" svg:x="10.595cm" svg:y="14.95cm" svg:viewBox="0 0 2001 988" draw:points="0,988 2001,988 2001,0 0,0">
              <text:p/>
            </draw:polygon>
          </draw:g>
          <draw:frame draw:style-name="gr9" draw:text-style-name="P2" draw:layer="layout" svg:width="2cm" svg:height="0.987cm" svg:x="10.595cm" svg:y="14.95cm">
            <draw:text-box>
              <text:p text:style-name="P3"><text:span text:style-name="T1">Registrar o tipo do produto</text:span></text:p>
            </draw:text-box>
          </draw:frame>
        </draw:g>
        <draw:polyline draw:style-name="gr5" draw:text-style-name="P2" draw:layer="layout" svg:width="7.991cm" svg:height="1.993cm" svg:x="10.22cm" svg:y="13.45cm" svg:viewBox="0 0 7992 1994" draw:points="7617,0 7992,0 7992,868 0,868 0,1994 374,1994">
          <text:p/>
        </draw:polyline>
        <draw:g>
          <draw:polygon draw:style-name="gr1" draw:text-style-name="P1" draw:layer="layout" svg:width="2.57cm" svg:height="2.029cm" svg:x="12.93cm" svg:y="14.429cm" svg:viewBox="0 0 2571 2030" draw:points="1286,2030 2571,1014 1286,0 0,1014">
            <text:p/>
          </draw:polygon>
          <draw:polygon draw:style-name="gr6" draw:text-style-name="P2" draw:layer="layout" svg:width="2.57cm" svg:height="2.029cm" svg:x="12.93cm" svg:y="14.429cm" svg:viewBox="0 0 2571 2030" draw:points="1286,2030 2571,1014 1286,0 0,1014">
            <text:p/>
          </draw:polygon>
        </draw:g>
        <draw:frame draw:style-name="gr11" draw:text-style-name="P2" draw:layer="layout" svg:width="2.117cm" svg:height="1.429cm" svg:x="13.156cm" svg:y="14.729cm">
          <draw:text-box>
            <text:p text:style-name="P3"><text:span text:style-name="T1">Ha mais itens para adicionar</text:span></text:p>
          </draw:text-box>
        </draw:frame>
        <draw:line draw:style-name="gr5" draw:text-style-name="P2" draw:layer="layout" svg:x1="12.595cm" svg:y1="15.443cm" svg:x2="12.93cm" svg:y2="15.443cm">
          <text:p/>
        </draw:line>
        <draw:polyline draw:style-name="gr5" draw:text-style-name="P2" draw:layer="layout" svg:width="7.12cm" svg:height="2.862cm" svg:x="11.595cm" svg:y="12.582cm" svg:viewBox="0 0 7121 2863" draw:points="3906,2863 7121,2863 7121,0 0,0 0,374">
          <text:p/>
        </draw:polyline>
        <draw:g>
          <draw:polygon draw:style-name="gr1" draw:text-style-name="P1" draw:layer="layout" svg:width="2.57cm" svg:height="2.029cm" svg:x="15.835cm" svg:y="16.422cm" svg:viewBox="0 0 2571 2030" draw:points="1286,2030 2571,1014 1286,0 0,1014">
            <text:p/>
          </draw:polygon>
          <draw:polygon draw:style-name="gr6" draw:text-style-name="P2" draw:layer="layout" svg:width="2.57cm" svg:height="2.029cm" svg:x="15.835cm" svg:y="16.422cm" svg:viewBox="0 0 2571 2030" draw:points="1286,2030 2571,1014 1286,0 0,1014">
            <text:p/>
          </draw:polygon>
        </draw:g>
        <draw:frame draw:style-name="gr11" draw:text-style-name="P2" draw:layer="layout" svg:width="2.117cm" svg:height="1.429cm" svg:x="16.062cm" svg:y="16.722cm">
          <draw:text-box>
            <text:p text:style-name="P3"><text:span text:style-name="T1">Ha obs para adcionar ao pedido</text:span></text:p>
          </draw:text-box>
        </draw:frame>
        <draw:g>
          <draw:g>
            <draw:polygon draw:style-name="gr1" draw:text-style-name="P1" draw:layer="layout" svg:width="2cm" svg:height="0.987cm" svg:x="13.215cm" svg:y="16.943cm" svg:viewBox="0 0 2001 988" draw:points="0,988 2001,988 2001,0 0,0">
              <text:p/>
            </draw:polygon>
            <draw:polygon draw:style-name="gr2" draw:text-style-name="P2" draw:layer="layout" svg:width="2cm" svg:height="0.987cm" svg:x="13.215cm" svg:y="16.943cm" svg:viewBox="0 0 2001 988" draw:points="0,988 2001,988 2001,0 0,0">
              <text:p/>
            </draw:polygon>
          </draw:g>
          <draw:frame draw:style-name="gr9" draw:text-style-name="P2" draw:layer="layout" svg:width="2cm" svg:height="1.163cm" svg:x="13.215cm" svg:y="16.855cm">
            <draw:text-box>
              <text:p text:style-name="P3"><text:span text:style-name="T1">Calcular, e amarzenar o valor do pedido</text:span></text:p>
            </draw:text-box>
          </draw:frame>
        </draw:g>
        <draw:line draw:style-name="gr5" draw:text-style-name="P2" draw:layer="layout" svg:x1="15.835cm" svg:y1="17.437cm" svg:x2="15.215cm" svg:y2="17.437cm">
          <text:p/>
        </draw:line>
        <draw:polyline draw:style-name="gr5" draw:text-style-name="P2" draw:layer="layout" svg:width="1.62cm" svg:height="0.979cm" svg:x="15.5cm" svg:y="15.443cm" svg:viewBox="0 0 1621 980" draw:points="0,0 1621,0 1621,980">
          <text:p/>
        </draw:polyline>
        <draw:polyline draw:style-name="gr5" draw:text-style-name="P2" draw:layer="layout" svg:width="4.465cm" svg:height="3.987cm" svg:x="8.75cm" svg:y="13.45cm" svg:viewBox="0 0 4466 3988" draw:points="4466,3988 375,3988 375,0 0,0">
          <text:p/>
        </draw:polyline>
        <draw:g>
          <draw:g>
            <draw:polygon draw:style-name="gr1" draw:text-style-name="P1" draw:layer="layout" svg:width="2cm" svg:height="0.987cm" svg:x="16.12cm" svg:y="18.924cm" svg:viewBox="0 0 2001 988" draw:points="0,988 2001,988 2001,0 0,0">
              <text:p/>
            </draw:polygon>
            <draw:polygon draw:style-name="gr2" draw:text-style-name="P2" draw:layer="layout" svg:width="2cm" svg:height="0.987cm" svg:x="16.12cm" svg:y="18.924cm" svg:viewBox="0 0 2001 988" draw:points="0,988 2001,988 2001,0 0,0">
              <text:p/>
            </draw:polygon>
          </draw:g>
          <draw:frame draw:style-name="gr9" draw:text-style-name="P2" draw:layer="layout" svg:width="2cm" svg:height="1.163cm" svg:x="16.12cm" svg:y="18.836cm">
            <draw:text-box>
              <text:p text:style-name="P3"><text:span text:style-name="T1">Adicionar Observações <text:s/>do pedido</text:span></text:p>
            </draw:text-box>
          </draw:frame>
        </draw:g>
        <draw:polyline draw:style-name="gr5" draw:text-style-name="P2" draw:layer="layout" svg:width="1.906cm" svg:height="1.487cm" svg:x="14.215cm" svg:y="17.93cm" svg:viewBox="0 0 1907 1488" draw:points="1907,1488 0,1488 0,0">
          <text:p/>
        </draw:polyline>
        <draw:line draw:style-name="gr5" draw:text-style-name="P2" draw:layer="layout" svg:x1="17.12cm" svg:y1="18.451cm" svg:x2="17.12cm" svg:y2="18.923cm">
          <text:p/>
        </draw:line>
        <draw:line draw:style-name="gr5" draw:text-style-name="P2" draw:layer="layout" svg:x1="3.75cm" svg:y1="13.45cm" svg:x2="6.25cm" svg:y2="13.45cm">
          <text:p/>
        </draw:line>
        <draw:line draw:style-name="gr5" draw:text-style-name="P2" draw:layer="layout" svg:x1="6.25cm" svg:y1="13.45cm" svg:x2="3.75cm" svg:y2="13.45cm">
          <text:p/>
        </draw:line>
        <draw:polyline draw:style-name="gr5" draw:text-style-name="P2" draw:layer="layout" svg:width="7.813cm" svg:height="16.986cm" svg:x="11.25cm" svg:y="3.174cm" svg:viewBox="0 0 7814 16987" draw:points="7814,16987 7814,0 0,0">
          <text:p/>
        </draw:polyline>
        <draw:g>
          <draw:polygon draw:style-name="gr1" draw:text-style-name="P1" draw:layer="layout" svg:width="2cm" svg:height="1.625cm" svg:x="8.664cm" svg:y="25.45cm" svg:viewBox="0 0 2001 1626" draw:points="1000,1626 2001,812 1000,0 0,812">
            <text:p/>
          </draw:polygon>
          <draw:polygon draw:style-name="gr6" draw:text-style-name="P2" draw:layer="layout" svg:width="2cm" svg:height="1.625cm" svg:x="8.664cm" svg:y="25.45cm" svg:viewBox="0 0 2001 1626" draw:points="1000,1626 2001,812 1000,0 0,812">
            <text:p/>
          </draw:polygon>
        </draw:g>
        <draw:frame draw:style-name="gr11" draw:text-style-name="P2" draw:layer="layout" svg:width="2.117cm" svg:height="1.429cm" svg:x="8.606cm" svg:y="25.548cm">
          <draw:text-box>
            <text:p text:style-name="P3"><text:span text:style-name="T1">Forma de Pag</text:span></text:p>
          </draw:text-box>
        </draw:frame>
        <draw:line draw:style-name="gr5" draw:text-style-name="P2" draw:layer="layout" svg:x1="8.165cm" svg:y1="26.263cm" svg:x2="8.665cm" svg:y2="26.263cm">
          <text:p/>
        </draw:line>
        <draw:g>
          <draw:g>
            <draw:polygon draw:style-name="gr1" draw:text-style-name="P1" draw:layer="layout" svg:width="1.875cm" svg:height="1.125cm" svg:x="11.165cm" svg:y="24.891cm" svg:viewBox="0 0 1876 1126" draw:points="0,1126 1876,1126 1876,0 0,0">
              <text:p/>
            </draw:polygon>
            <draw:polygon draw:style-name="gr2" draw:text-style-name="P2" draw:layer="layout" svg:width="1.875cm" svg:height="1.125cm" svg:x="11.165cm" svg:y="24.891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1.165cm" svg:y="24.891cm">
            <draw:text-box>
              <text:p text:style-name="P3"><text:span text:style-name="T1">Cartao</text:span></text:p>
            </draw:text-box>
          </draw:frame>
        </draw:g>
        <draw:g>
          <draw:g>
            <draw:polygon draw:style-name="gr1" draw:text-style-name="P1" draw:layer="layout" svg:width="1.875cm" svg:height="1.125cm" svg:x="11.165cm" svg:y="26.467cm" svg:viewBox="0 0 1876 1126" draw:points="0,1126 1876,1126 1876,0 0,0">
              <text:p/>
            </draw:polygon>
            <draw:polygon draw:style-name="gr2" draw:text-style-name="P2" draw:layer="layout" svg:width="1.875cm" svg:height="1.125cm" svg:x="11.165cm" svg:y="26.467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1.165cm" svg:y="26.467cm">
            <draw:text-box>
              <text:p text:style-name="P3"><text:span text:style-name="T1">Dinheiro</text:span></text:p>
            </draw:text-box>
          </draw:frame>
        </draw:g>
        <draw:polyline draw:style-name="gr5" draw:text-style-name="P2" draw:layer="layout" svg:width="6.023cm" svg:height="0.881cm" svg:x="13.04cm" svg:y="24.572cm" svg:viewBox="0 0 6024 882" draw:points="0,882 6024,882 6024,0">
          <text:p/>
        </draw:polyline>
        <draw:g>
          <draw:polygon draw:style-name="gr1" draw:text-style-name="P1" draw:layer="layout" svg:width="2.12cm" svg:height="1.723cm" svg:x="13.539cm" svg:y="26.467cm" svg:viewBox="0 0 2121 1724" draw:points="1061,1724 2121,862 1061,0 0,862">
            <text:p/>
          </draw:polygon>
          <draw:polygon draw:style-name="gr6" draw:text-style-name="P2" draw:layer="layout" svg:width="2.12cm" svg:height="1.723cm" svg:x="13.539cm" svg:y="26.467cm" svg:viewBox="0 0 2121 1724" draw:points="1061,1724 2121,862 1061,0 0,862">
            <text:p/>
          </draw:polygon>
        </draw:g>
        <draw:frame draw:style-name="gr11" draw:text-style-name="P2" draw:layer="layout" svg:width="2.117cm" svg:height="1.429cm" svg:x="13.541cm" svg:y="26.614cm">
          <draw:text-box>
            <text:p text:style-name="P3"><text:span text:style-name="T1">Precisa de troco</text:span></text:p>
          </draw:text-box>
        </draw:frame>
        <draw:polyline draw:style-name="gr5" draw:text-style-name="P2" draw:layer="layout" svg:width="0.5cm" svg:height="0.299cm" svg:x="13.04cm" svg:y="27.029cm" svg:viewBox="0 0 501 300" draw:points="0,0 187,0 187,300 501,300">
          <text:p/>
        </draw:polyline>
        <draw:g>
          <draw:g>
            <draw:polygon draw:style-name="gr1" draw:text-style-name="P1" draw:layer="layout" svg:width="1.875cm" svg:height="0.813cm" svg:x="16.41cm" svg:y="26.922cm" svg:viewBox="0 0 1876 814" draw:points="0,814 1876,814 1876,0 0,0">
              <text:p/>
            </draw:polygon>
            <draw:polygon draw:style-name="gr2" draw:text-style-name="P2" draw:layer="layout" svg:width="1.875cm" svg:height="0.813cm" svg:x="16.41cm" svg:y="26.922cm" svg:viewBox="0 0 1876 814" draw:points="0,814 1876,814 1876,0 0,0">
              <text:p/>
            </draw:polygon>
          </draw:g>
          <draw:frame draw:style-name="gr12" draw:text-style-name="P2" draw:layer="layout" svg:width="1.875cm" svg:height="0.813cm" svg:x="16.41cm" svg:y="26.922cm">
            <draw:text-box>
              <text:p text:style-name="P3"><text:span text:style-name="T1">Separar troco</text:span></text:p>
            </draw:text-box>
          </draw:frame>
        </draw:g>
        <draw:polyline draw:style-name="gr5" draw:text-style-name="P2" draw:layer="layout" svg:width="4.463cm" svg:height="3.992cm" svg:x="14.6cm" svg:y="24.572cm" svg:viewBox="0 0 4464 3993" draw:points="0,3618 0,3993 4464,3993 4464,0">
          <text:p/>
        </draw:polyline>
        <draw:line draw:style-name="gr5" draw:text-style-name="P2" draw:layer="layout" svg:x1="15.66cm" svg:y1="27.328cm" svg:x2="16.41cm" svg:y2="27.328cm">
          <text:p/>
        </draw:line>
        <draw:polyline draw:style-name="gr5" draw:text-style-name="P2" draw:layer="layout" svg:width="0.778cm" svg:height="2.756cm" svg:x="18.285cm" svg:y="24.572cm" svg:viewBox="0 0 779 2757" draw:points="0,2757 779,2757 779,0">
          <text:p/>
        </draw:polyline>
        <draw:g>
          <draw:g>
            <draw:polygon draw:style-name="gr1" draw:text-style-name="P1" draw:layer="layout" svg:width="1.875cm" svg:height="1.125cm" svg:x="18.125cm" svg:y="21.781cm" svg:viewBox="0 0 1876 1126" draw:points="0,1126 1876,1126 1876,0 0,0">
              <text:p/>
            </draw:polygon>
            <draw:polygon draw:style-name="gr2" draw:text-style-name="P2" draw:layer="layout" svg:width="1.875cm" svg:height="1.125cm" svg:x="18.125cm" svg:y="21.781cm" svg:viewBox="0 0 1876 1126" draw:points="0,1126 1876,1126 1876,0 0,0">
              <text:p/>
            </draw:polygon>
          </draw:g>
          <draw:frame draw:style-name="gr8" draw:text-style-name="P2" draw:layer="layout" svg:width="1.875cm" svg:height="1.125cm" svg:x="18.125cm" svg:y="21.781cm">
            <draw:text-box>
              <text:p text:style-name="P3"><text:span text:style-name="T1">Amarzenar Pedido</text:span></text:p>
            </draw:text-box>
          </draw:frame>
        </draw:g>
        <draw:line draw:style-name="gr5" draw:text-style-name="P2" draw:layer="layout" svg:x1="19.062cm" svg:y1="23.447cm" svg:x2="19.062cm" svg:y2="22.906cm">
          <text:p/>
        </draw:line>
        <draw:line draw:style-name="gr5" draw:text-style-name="P2" draw:layer="layout" svg:x1="19.062cm" svg:y1="21.78cm" svg:x2="19.062cm" svg:y2="21.285cm">
          <text:p/>
        </draw:line>
        <draw:polyline draw:style-name="gr5" draw:text-style-name="P2" draw:layer="layout" svg:width="0.5cm" svg:height="0.767cm" svg:x="10.664cm" svg:y="26.263cm" svg:viewBox="0 0 501 768" draw:points="0,0 187,0 187,768 501,768">
          <text:p/>
        </draw:polyline>
        <draw:polyline draw:style-name="gr5" draw:text-style-name="P2" draw:layer="layout" svg:width="0.5cm" svg:height="0.809cm" svg:x="10.664cm" svg:y="25.453cm" svg:viewBox="0 0 501 810" draw:points="0,810 187,810 187,0 501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09-17T17:42:34Z</dc:date>
    <dc:description/>
    <dc:language>pt-BR</dc:language>
    <dc:subject/>
    <dc:title/>
    <meta:creation-date>2019-09-15T03:10:41Z</meta:creation-date>
    <meta:initial-creator>Henrique Almeida</meta:initial-creator>
    <meta:keyword/>
    <meta:generator>LibreOffice/6.3.1.2$Windows_X86_64 LibreOffice_project/b79626edf0065ac373bd1df5c28bd630b4424273</meta:generator>
    <meta:document-statistic meta:object-count="241"/>
    <meta:user-defined meta:name="category"/>
    <meta:user-defined meta:name="company"/>
  </office:meta>
</office:document-meta>
</file>